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4.69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Talks to herself in Markov Chains, dangerously curious, aggressively wipes face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“Ay”, “Wassamatta?”, </text:p>
          </table:table-cell>
          <table:table-cell office:value-type="string" calcext:value-type="string">
            <text:p>Shakes head, walks into objects and stands in them, thousand mile stare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walks past susan into a tre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kind, Airhead. Always smiling.</text:p>
          </table:table-cell>
          <table:table-cell office:value-type="string" calcext:value-type="string">
            <text:p>Smile, perpetually positive attitude.</text:p>
          </table:table-cell>
          <table:table-cell office:value-type="string" calcext:value-type="string">
            <text:p>Constantly hugging and kissing people, happy to the point of nausea. Unrealistic positive expectations. Does not react normally in combat situations (stands and smiles, blows kisses)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Runs up and hugs Susan to the ground and kisses her on both cheeks and the mouth, hugs again and pulls her up.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9:09:46.74219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10:04.800744960</meta:creation-date>
    <dc:date>2017-01-08T00:45:50.472905516</dc:date>
    <meta:editing-duration>P4DT8H11M24S</meta:editing-duration>
    <meta:editing-cycles>39</meta:editing-cycles>
    <meta:generator>LibreOffice/5.2.4.2.0$FreeBSD_X86_64 LibreOffice_project/20m0$Build-2</meta:generator>
    <meta:document-statistic meta:table-count="1" meta:cell-count="57" meta:object-count="0"/>
  </office:meta>
</office:document-meta>
</file>